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cm" fo:min-width="6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3" style:family="graphic" style:parent-style-name="standard">
      <style:graphic-properties draw:fill-color="#b15e57" draw:textarea-horizontal-align="justify" draw:textarea-vertical-align="middle" draw:auto-grow-height="false" fo:min-height="1.25cm" fo:min-width="24.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marker-start="Arrowheads_20_1" draw:marker-start-width="0.3cm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b15e57"/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3.25cm" svg:x="9.25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5cm" svg:height="1.25cm" svg:x="10.25cm" svg:y="6.75cm">
          <draw:text-box>
            <text:p><text:span text:style-name="T1">m</text:span> = 1 kg</text:p>
          </draw:text-box>
        </draw:frame>
        <draw:custom-shape draw:style-name="gr3" draw:text-style-name="P3" draw:layer="layout" svg:width="25cm" svg:height="1.5cm" svg:x="1.25cm" svg:y="8.7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5cm" svg:height="1cm" svg:x="1.5cm" svg:y="6.5cm">
          <draw:text-box>
            <text:p text:style-name="P4"><text:span text:style-name="T1">F = </text:span><text:span text:style-name="T2">1 N</text:span></text:p>
          </draw:text-box>
        </draw:frame>
        <draw:line draw:style-name="gr5" draw:text-style-name="P1" draw:layer="layout" svg:x1="15.75cm" svg:y1="8.5cm" svg:x2="20.5cm" svg:y2="8.5cm">
          <text:p/>
        </draw:line>
        <draw:line draw:style-name="gr5" draw:text-style-name="P1" draw:layer="layout" svg:x1="9cm" svg:y1="7.75cm" svg:x2="4.5cm" svg:y2="7.75cm">
          <text:p/>
        </draw:line>
        <draw:frame draw:style-name="gr4" draw:text-style-name="P5" draw:layer="layout" svg:width="5.5cm" svg:height="1cm" svg:x="19.75cm" svg:y="7.25cm">
          <draw:text-box>
            <text:p text:style-name="P4"><text:span text:style-name="T1">F = </text:span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2:53:35.274395055</meta:creation-date>
    <dc:date>2025-01-21T13:06:02.062385202</dc:date>
    <meta:editing-duration>PT2M2S</meta:editing-duration>
    <meta:editing-cycles>1</meta:editing-cycles>
    <meta:document-statistic meta:object-count="7"/>
    <meta:generator>LibreOffice/24.2.7.2$Linux_X86_64 LibreOffice_project/420$Build-2</meta:generator>
  </office:meta>
</office:document-meta>
</file>